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8338c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8338c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fo:font-style="normal" officeooo:rsid="046d66e3" officeooo:paragraph-rsid="04b7ed6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ae7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fo:font-style="italic" officeooo:rsid="04c8338c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e56dc3" style:font-style-asian="normal" style:font-style-complex="normal"/>
    </style:style>
    <style:style style:name="T13" style:family="text">
      <style:text-properties fo:font-style="normal" officeooo:rsid="03e58314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4701b83" style:font-style-asian="normal" style:font-style-complex="normal"/>
    </style:style>
    <style:style style:name="T17" style:family="text">
      <style:text-properties fo:font-style="normal" officeooo:rsid="047344c0" style:font-style-asian="normal" style:font-style-complex="normal"/>
    </style:style>
    <style:style style:name="T18" style:family="text">
      <style:text-properties fo:font-style="normal" officeooo:rsid="0474bb6d" style:font-style-asian="normal" style:font-style-complex="normal"/>
    </style:style>
    <style:style style:name="T19" style:family="text">
      <style:text-properties fo:font-style="normal" officeooo:rsid="0474ea07" style:font-style-asian="normal" style:font-style-complex="normal"/>
    </style:style>
    <style:style style:name="T20" style:family="text">
      <style:text-properties fo:font-style="normal" officeooo:rsid="04767363" style:font-style-asian="normal" style:font-style-complex="normal"/>
    </style:style>
    <style:style style:name="T21" style:family="text">
      <style:text-properties fo:font-style="normal" officeooo:rsid="0477492a" style:font-style-asian="normal" style:font-style-complex="normal"/>
    </style:style>
    <style:style style:name="T22" style:family="text">
      <style:text-properties fo:font-style="normal" officeooo:rsid="04781f4b" style:font-style-asian="normal" style:font-style-complex="normal"/>
    </style:style>
    <style:style style:name="T23" style:family="text">
      <style:text-properties fo:font-style="normal" officeooo:rsid="0478984d" style:font-style-asian="normal" style:font-style-complex="normal"/>
    </style:style>
    <style:style style:name="T24" style:family="text">
      <style:text-properties fo:font-style="normal" officeooo:rsid="047a58aa" style:font-style-asian="normal" style:font-style-complex="normal"/>
    </style:style>
    <style:style style:name="T25" style:family="text">
      <style:text-properties fo:font-style="normal" officeooo:rsid="047be1e1" style:font-style-asian="normal" style:font-style-complex="normal"/>
    </style:style>
    <style:style style:name="T26" style:family="text">
      <style:text-properties fo:font-style="normal" officeooo:rsid="047c0a38" style:font-style-asian="normal" style:font-style-complex="normal"/>
    </style:style>
    <style:style style:name="T27" style:family="text">
      <style:text-properties fo:font-style="normal" officeooo:rsid="047db498" style:font-style-asian="normal" style:font-style-complex="normal"/>
    </style:style>
    <style:style style:name="T28" style:family="text">
      <style:text-properties fo:font-style="normal" officeooo:rsid="047db9c6" style:font-style-asian="normal" style:font-style-complex="normal"/>
    </style:style>
    <style:style style:name="T29" style:family="text">
      <style:text-properties fo:font-style="normal" officeooo:rsid="047ed95e" style:font-style-asian="normal" style:font-style-complex="normal"/>
    </style:style>
    <style:style style:name="T30" style:family="text">
      <style:text-properties fo:font-style="normal" officeooo:rsid="047fe04d" style:font-style-asian="normal" style:font-style-complex="normal"/>
    </style:style>
    <style:style style:name="T31" style:family="text">
      <style:text-properties fo:font-style="normal" officeooo:rsid="0480a07f" style:font-style-asian="normal" style:font-style-complex="normal"/>
    </style:style>
    <style:style style:name="T32" style:family="text">
      <style:text-properties fo:font-style="normal" officeooo:rsid="04824686" style:font-style-asian="normal" style:font-style-complex="normal"/>
    </style:style>
    <style:style style:name="T33" style:family="text">
      <style:text-properties fo:font-style="normal" officeooo:rsid="04827fa4" style:font-style-asian="normal" style:font-style-complex="normal"/>
    </style:style>
    <style:style style:name="T34" style:family="text">
      <style:text-properties fo:font-style="normal" officeooo:rsid="048334e8" style:font-style-asian="normal" style:font-style-complex="normal"/>
    </style:style>
    <style:style style:name="T35" style:family="text">
      <style:text-properties fo:font-style="normal" officeooo:rsid="048413fd" style:font-style-asian="normal" style:font-style-complex="normal"/>
    </style:style>
    <style:style style:name="T36" style:family="text">
      <style:text-properties fo:font-style="normal" officeooo:rsid="04858b65" style:font-style-asian="normal" style:font-style-complex="normal"/>
    </style:style>
    <style:style style:name="T37" style:family="text">
      <style:text-properties fo:font-style="normal" officeooo:rsid="0486b4a5" style:font-style-asian="normal" style:font-style-complex="normal"/>
    </style:style>
    <style:style style:name="T38" style:family="text">
      <style:text-properties fo:font-style="normal" officeooo:rsid="04873c46" style:font-style-asian="normal" style:font-style-complex="normal"/>
    </style:style>
    <style:style style:name="T39" style:family="text">
      <style:text-properties fo:font-style="normal" officeooo:rsid="04874b5f" style:font-style-asian="normal" style:font-style-complex="normal"/>
    </style:style>
    <style:style style:name="T40" style:family="text">
      <style:text-properties fo:font-style="normal" officeooo:rsid="0488c48b" style:font-style-asian="normal" style:font-style-complex="normal"/>
    </style:style>
    <style:style style:name="T41" style:family="text">
      <style:text-properties fo:font-style="normal" officeooo:rsid="04894a80" style:font-style-asian="normal" style:font-style-complex="normal"/>
    </style:style>
    <style:style style:name="T42" style:family="text">
      <style:text-properties fo:font-style="normal" officeooo:rsid="048ad50f" style:font-style-asian="normal" style:font-style-complex="normal"/>
    </style:style>
    <style:style style:name="T43" style:family="text">
      <style:text-properties fo:font-style="normal" officeooo:rsid="048eb019" style:font-style-asian="normal" style:font-style-complex="normal"/>
    </style:style>
    <style:style style:name="T44" style:family="text">
      <style:text-properties fo:font-style="normal" officeooo:rsid="049065cb" style:font-style-asian="normal" style:font-style-complex="normal"/>
    </style:style>
    <style:style style:name="T45" style:family="text">
      <style:text-properties fo:font-style="normal" officeooo:rsid="04918b4f" style:font-style-asian="normal" style:font-style-complex="normal"/>
    </style:style>
    <style:style style:name="T46" style:family="text">
      <style:text-properties fo:font-style="normal" officeooo:rsid="049356da" style:font-style-asian="normal" style:font-style-complex="normal"/>
    </style:style>
    <style:style style:name="T47" style:family="text">
      <style:text-properties fo:font-style="normal" officeooo:rsid="0495b730" style:font-style-asian="normal" style:font-style-complex="normal"/>
    </style:style>
    <style:style style:name="T48" style:family="text">
      <style:text-properties fo:font-style="normal" officeooo:rsid="0496c1ee" style:font-style-asian="normal" style:font-style-complex="normal"/>
    </style:style>
    <style:style style:name="T49" style:family="text">
      <style:text-properties fo:font-style="normal" officeooo:rsid="04986a88" style:font-style-asian="normal" style:font-style-complex="normal"/>
    </style:style>
    <style:style style:name="T50" style:family="text">
      <style:text-properties fo:font-style="normal" officeooo:rsid="049891a2" style:font-style-asian="normal" style:font-style-complex="normal"/>
    </style:style>
    <style:style style:name="T51" style:family="text">
      <style:text-properties fo:font-style="normal" officeooo:rsid="0498cbda" style:font-style-asian="normal" style:font-style-complex="normal"/>
    </style:style>
    <style:style style:name="T52" style:family="text">
      <style:text-properties fo:font-style="normal" officeooo:rsid="0498f494" style:font-style-asian="normal" style:font-style-complex="normal"/>
    </style:style>
    <style:style style:name="T53" style:family="text">
      <style:text-properties fo:font-style="normal" officeooo:rsid="04999064" style:font-style-asian="normal" style:font-style-complex="normal"/>
    </style:style>
    <style:style style:name="T54" style:family="text">
      <style:text-properties fo:font-style="normal" officeooo:rsid="049afb87" style:font-style-asian="normal" style:font-style-complex="normal"/>
    </style:style>
    <style:style style:name="T55" style:family="text">
      <style:text-properties fo:font-style="normal" officeooo:rsid="049b74d0" style:font-style-asian="normal" style:font-style-complex="normal"/>
    </style:style>
    <style:style style:name="T56" style:family="text">
      <style:text-properties fo:font-style="normal" officeooo:rsid="049cf371" style:font-style-asian="normal" style:font-style-complex="normal"/>
    </style:style>
    <style:style style:name="T57" style:family="text">
      <style:text-properties fo:font-style="normal" officeooo:rsid="049eb53b" style:font-style-asian="normal" style:font-style-complex="normal"/>
    </style:style>
    <style:style style:name="T58" style:family="text">
      <style:text-properties fo:font-style="normal" officeooo:rsid="049f987f" style:font-style-asian="normal" style:font-style-complex="normal"/>
    </style:style>
    <style:style style:name="T59" style:family="text">
      <style:text-properties fo:font-style="normal" officeooo:rsid="04a0bd5c" style:font-style-asian="normal" style:font-style-complex="normal"/>
    </style:style>
    <style:style style:name="T60" style:family="text">
      <style:text-properties fo:font-style="normal" officeooo:rsid="04a29a9e" style:font-style-asian="normal" style:font-style-complex="normal"/>
    </style:style>
    <style:style style:name="T61" style:family="text">
      <style:text-properties fo:font-style="normal" officeooo:rsid="04a42907" style:font-style-asian="normal" style:font-style-complex="normal"/>
    </style:style>
    <style:style style:name="T62" style:family="text">
      <style:text-properties fo:font-style="normal" officeooo:rsid="04a4c9a4" style:font-style-asian="normal" style:font-style-complex="normal"/>
    </style:style>
    <style:style style:name="T63" style:family="text">
      <style:text-properties fo:font-style="normal" officeooo:rsid="04a4d2f4" style:font-style-asian="normal" style:font-style-complex="normal"/>
    </style:style>
    <style:style style:name="T64" style:family="text">
      <style:text-properties fo:font-style="normal" officeooo:rsid="04a4d4a3" style:font-style-asian="normal" style:font-style-complex="normal"/>
    </style:style>
    <style:style style:name="T65" style:family="text">
      <style:text-properties fo:font-style="normal" officeooo:rsid="04a54584" style:font-style-asian="normal" style:font-style-complex="normal"/>
    </style:style>
    <style:style style:name="T66" style:family="text">
      <style:text-properties fo:font-style="normal" officeooo:rsid="04a66322" style:font-style-asian="normal" style:font-style-complex="normal"/>
    </style:style>
    <style:style style:name="T67" style:family="text">
      <style:text-properties fo:font-style="normal" officeooo:rsid="04a83a71" style:font-style-asian="normal" style:font-style-complex="normal"/>
    </style:style>
    <style:style style:name="T68" style:family="text">
      <style:text-properties fo:font-style="normal" officeooo:rsid="04a93698" style:font-style-asian="normal" style:font-style-complex="normal"/>
    </style:style>
    <style:style style:name="T69" style:family="text">
      <style:text-properties fo:font-style="normal" officeooo:rsid="04aae790" style:font-style-asian="normal" style:font-style-complex="normal"/>
    </style:style>
    <style:style style:name="T70" style:family="text">
      <style:text-properties fo:font-style="normal" officeooo:rsid="04acc671" style:font-style-asian="normal" style:font-style-complex="normal"/>
    </style:style>
    <style:style style:name="T71" style:family="text">
      <style:text-properties fo:font-style="normal" officeooo:rsid="04ae02b1" style:font-style-asian="normal" style:font-style-complex="normal"/>
    </style:style>
    <style:style style:name="T72" style:family="text">
      <style:text-properties fo:font-style="normal" officeooo:rsid="04ae8f9b" style:font-style-asian="normal" style:font-style-complex="normal"/>
    </style:style>
    <style:style style:name="T73" style:family="text">
      <style:text-properties fo:font-style="normal" officeooo:rsid="04af6beb" style:font-style-asian="normal" style:font-style-complex="normal"/>
    </style:style>
    <style:style style:name="T74" style:family="text">
      <style:text-properties fo:font-style="normal" officeooo:rsid="04b0236f" style:font-style-asian="normal" style:font-style-complex="normal"/>
    </style:style>
    <style:style style:name="T75" style:family="text">
      <style:text-properties fo:font-style="normal" officeooo:rsid="04b13b17" style:font-style-asian="normal" style:font-style-complex="normal"/>
    </style:style>
    <style:style style:name="T76" style:family="text">
      <style:text-properties fo:font-style="normal" officeooo:rsid="04b19958" style:font-style-asian="normal" style:font-style-complex="normal"/>
    </style:style>
    <style:style style:name="T77" style:family="text">
      <style:text-properties fo:font-style="normal" officeooo:rsid="04b2604c" style:font-style-asian="normal" style:font-style-complex="normal"/>
    </style:style>
    <style:style style:name="T78" style:family="text">
      <style:text-properties fo:font-style="normal" officeooo:rsid="04b3d761" style:font-style-asian="normal" style:font-style-complex="normal"/>
    </style:style>
    <style:style style:name="T79" style:family="text">
      <style:text-properties fo:font-style="normal" officeooo:rsid="04b549a3" style:font-style-asian="normal" style:font-style-complex="normal"/>
    </style:style>
    <style:style style:name="T80" style:family="text">
      <style:text-properties fo:font-style="normal" officeooo:rsid="04b5e246" style:font-style-asian="normal" style:font-style-complex="normal"/>
    </style:style>
    <style:style style:name="T81" style:family="text">
      <style:text-properties fo:font-style="normal" officeooo:rsid="04b6a862" style:font-style-asian="normal" style:font-style-complex="normal"/>
    </style:style>
    <style:style style:name="T82" style:family="text">
      <style:text-properties fo:font-style="normal" officeooo:rsid="04b7367a" style:font-style-asian="normal" style:font-style-complex="normal"/>
    </style:style>
    <style:style style:name="T83" style:family="text">
      <style:text-properties fo:font-style="normal" officeooo:rsid="04b75304" style:font-style-asian="normal" style:font-style-complex="normal"/>
    </style:style>
    <style:style style:name="T84" style:family="text">
      <style:text-properties fo:font-style="normal" officeooo:rsid="04b7b3ad" style:font-style-asian="normal" style:font-style-complex="normal"/>
    </style:style>
    <style:style style:name="T85" style:family="text">
      <style:text-properties fo:font-style="normal" officeooo:rsid="04b7ed6a" style:font-style-asian="normal" style:font-style-complex="normal"/>
    </style:style>
    <style:style style:name="T86" style:family="text">
      <style:text-properties fo:font-style="normal" officeooo:rsid="04b97289" style:font-style-asian="normal" style:font-style-complex="normal"/>
    </style:style>
    <style:style style:name="T87" style:family="text">
      <style:text-properties fo:font-style="normal" officeooo:rsid="04ba74e2" style:font-style-asian="normal" style:font-style-complex="normal"/>
    </style:style>
    <style:style style:name="T88" style:family="text">
      <style:text-properties fo:font-style="normal" officeooo:rsid="04baecdb" style:font-style-asian="normal" style:font-style-complex="normal"/>
    </style:style>
    <style:style style:name="T89" style:family="text">
      <style:text-properties fo:font-style="normal" officeooo:rsid="04bc01c7" style:font-style-asian="normal" style:font-style-complex="normal"/>
    </style:style>
    <style:style style:name="T90" style:family="text">
      <style:text-properties fo:font-style="normal" officeooo:rsid="04bc0733" style:font-style-asian="normal" style:font-style-complex="normal"/>
    </style:style>
    <style:style style:name="T91" style:family="text">
      <style:text-properties fo:font-style="normal" officeooo:rsid="04bd9988" style:font-style-asian="normal" style:font-style-complex="normal"/>
    </style:style>
    <style:style style:name="T92" style:family="text">
      <style:text-properties fo:font-style="normal" officeooo:rsid="04bdbf97" style:font-style-asian="normal" style:font-style-complex="normal"/>
    </style:style>
    <style:style style:name="T93" style:family="text">
      <style:text-properties fo:font-style="normal" officeooo:rsid="04bdfaa2" style:font-style-asian="normal" style:font-style-complex="normal"/>
    </style:style>
    <style:style style:name="T94" style:family="text">
      <style:text-properties fo:font-style="normal" officeooo:rsid="04bf65eb" style:font-style-asian="normal" style:font-style-complex="normal"/>
    </style:style>
    <style:style style:name="T95" style:family="text">
      <style:text-properties fo:font-style="normal" officeooo:rsid="04bff078" style:font-style-asian="normal" style:font-style-complex="normal"/>
    </style:style>
    <style:style style:name="T96" style:family="text">
      <style:text-properties fo:font-style="normal" officeooo:rsid="04c000cb" style:font-style-asian="normal" style:font-style-complex="normal"/>
    </style:style>
    <style:style style:name="T97" style:family="text">
      <style:text-properties fo:font-style="normal" officeooo:rsid="04c1a47e" style:font-style-asian="normal" style:font-style-complex="normal"/>
    </style:style>
    <style:style style:name="T98" style:family="text">
      <style:text-properties fo:font-style="normal" officeooo:rsid="04c24af6" style:font-style-asian="normal" style:font-style-complex="normal"/>
    </style:style>
    <style:style style:name="T99" style:family="text">
      <style:text-properties fo:font-style="normal" officeooo:rsid="04c3e8e8" style:font-style-asian="normal" style:font-style-complex="normal"/>
    </style:style>
    <style:style style:name="T100" style:family="text">
      <style:text-properties fo:font-style="normal" officeooo:rsid="04c5cfd3" style:font-style-asian="normal" style:font-style-complex="normal"/>
    </style:style>
    <style:style style:name="T101" style:family="text">
      <style:text-properties fo:font-style="normal" officeooo:rsid="04c6c8fe" style:font-style-asian="normal" style:font-style-complex="normal"/>
    </style:style>
    <style:style style:name="T102" style:family="text">
      <style:text-properties fo:font-style="normal" officeooo:rsid="04c745e4" style:font-style-asian="normal" style:font-style-complex="normal"/>
    </style:style>
    <style:style style:name="T103" style:family="text">
      <style:text-properties fo:font-style="normal" officeooo:rsid="04c8338c" style:font-style-asian="normal" style:font-style-complex="normal"/>
    </style:style>
    <style:style style:name="T104" style:family="text">
      <style:text-properties fo:font-style="normal" officeooo:rsid="04c8d34f" style:font-style-asian="normal" style:font-style-complex="normal"/>
    </style:style>
    <style:style style:name="T105" style:family="text">
      <style:text-properties fo:font-style="normal" officeooo:rsid="04c98cdb" style:font-style-asian="normal" style:font-style-complex="normal"/>
    </style:style>
    <style:style style:name="T106" style:family="text">
      <style:text-properties fo:font-style="normal" officeooo:rsid="04ca3af2" style:font-style-asian="normal" style:font-style-complex="normal"/>
    </style:style>
    <style:style style:name="T107" style:family="text">
      <style:text-properties fo:font-style="normal" officeooo:rsid="04cb9c66" style:font-style-asian="normal" style:font-style-complex="normal"/>
    </style:style>
    <style:style style:name="T108" style:family="text">
      <style:text-properties fo:font-style="normal" officeooo:rsid="04ccdf58" style:font-style-asian="normal" style:font-style-complex="normal"/>
    </style:style>
    <style:style style:name="T109" style:family="text">
      <style:text-properties fo:font-style="normal" officeooo:rsid="04ceb94c" style:font-style-asian="normal" style:font-style-complex="normal"/>
    </style:style>
    <style:style style:name="T110" style:family="text">
      <style:text-properties fo:font-style="normal" officeooo:rsid="04cfae7f" style:font-style-asian="normal" style:font-style-complex="normal"/>
    </style:style>
    <style:style style:name="T111" style:family="text">
      <style:text-properties fo:font-style="normal" officeooo:rsid="04cfc428" style:font-style-asian="normal" style:font-style-complex="normal"/>
    </style:style>
    <style:style style:name="T112" style:family="text">
      <style:text-properties officeooo:rsid="000a14f6"/>
    </style:style>
    <style:style style:name="T113" style:family="text">
      <style:text-properties officeooo:rsid="005714b7"/>
    </style:style>
    <style:style style:name="T114" style:family="text">
      <style:text-properties officeooo:rsid="00880dbe"/>
    </style:style>
    <style:style style:name="T115" style:family="text">
      <style:text-properties officeooo:rsid="007c6d62"/>
    </style:style>
    <style:style style:name="T116" style:family="text">
      <style:text-properties officeooo:rsid="01e21ff5"/>
    </style:style>
    <style:style style:name="T117" style:family="text">
      <style:text-properties officeooo:rsid="0233449b"/>
    </style:style>
    <style:style style:name="T118" style:family="text">
      <style:text-properties officeooo:rsid="02317916"/>
    </style:style>
    <style:style style:name="T119" style:family="text">
      <style:text-properties officeooo:rsid="0063a409"/>
    </style:style>
    <style:style style:name="T120" style:family="text">
      <style:text-properties officeooo:rsid="034a2232"/>
    </style:style>
    <style:style style:name="T121" style:family="text">
      <style:text-properties officeooo:rsid="0387836c"/>
    </style:style>
    <style:style style:name="T122" style:family="text">
      <style:text-properties officeooo:rsid="03b4652d"/>
    </style:style>
    <style:style style:name="T123" style:family="text">
      <style:text-properties officeooo:rsid="03b75219"/>
    </style:style>
    <style:style style:name="T124" style:family="text">
      <style:text-properties officeooo:rsid="023d18e5"/>
    </style:style>
    <style:style style:name="T125" style:family="text">
      <style:text-properties officeooo:rsid="00836784"/>
    </style:style>
    <style:style style:name="T126" style:family="text">
      <style:text-properties officeooo:rsid="036e9576"/>
    </style:style>
    <style:style style:name="T127" style:family="text">
      <style:text-properties officeooo:rsid="04701b83"/>
    </style:style>
    <style:style style:name="T128" style:family="text">
      <style:text-properties style:font-name="EB Garamond 12 All SC" fo:font-style="normal" officeooo:rsid="048eb019" style:font-style-asian="normal" style:font-style-complex="normal"/>
    </style:style>
    <style:style style:name="T129" style:family="text">
      <style:text-properties style:font-name="EB Garamond 12 All SC" fo:font-style="normal" officeooo:rsid="04c8338c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22">Esser-</text:span>Skala, 201<text:span text:style-name="T127">9</text:span></text:p>
      <text:p text:style-name="P21"/>
      <text:p text:style-name="P21"/>
      <text:p text:style-name="P15">© 201<text:span text:style-name="T127">9</text:span> by Wolfgang <text:span text:style-name="T122">Esser-</text:span>Skala. This edition is licensed under the<text:span text:style-name="T120"><text:line-break/></text:span>Creative Commons Attribution<text:span text:style-name="T114">-NonCommercial-ShareAlike</text:span> 4.0 International License.<text:span text:style-name="T120"><text:line-break/></text:span>To view a copy of this license, visit http://creativecommons.org/licenses/by<text:span text:style-name="T115">-nc-sa</text:span>/4.0/.</text:p>
      <text:p text:style-name="P14"/>
      <text:p text:style-name="P16">Music engraving by LilyPond 2.18.0 (http://www.lilypond.org).<text:span text:style-name="T113"><text:line-break/>Front matter</text:span> typeset with EB Garamond (http://www.georgduffner.at/ebgaramond).</text:p>
      <text:p text:style-name="P21"/>
      <text:p text:style-name="P13">First <text:span text:style-name="T116">version</text:span>, <text:span text:style-name="T127">April 2019</text:span></text:p>
      <text:p text:style-name="P29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9">This edition <text:span text:style-name="T7">of the </text:span><text:span text:style-name="T2">M</text:span><text:span text:style-name="T4">i</text:span><text:span text:style-name="T2">ssa </text:span><text:span text:style-name="T5">in D</text:span><text:span text:style-name="T7"> </text:span>bases upon <text:span text:style-name="T11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3824X</text:span> (siglum Mus.2973-D-<text:span text:style-name="T127">10</text:span>).</text:p>
      <text:p text:style-name="P3"/>
      <text:p text:style-name="P4">In general, this edition closely follows the <text:span text:style-name="T121">manuscript</text:span>. Any changes <text:span text:style-name="T112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3">K Y R I E</text:p>
      <text:p text:style-name="P5"/>
      <text:p text:style-name="P10"><text:span text:style-name="T1">Bar<text:tab/>Staff<text:tab/>Note</text:span><text:span text:style-name="T10"><text:tab/></text:span><text:span text:style-name="T11"><text:line-break/></text:span><text:span text:style-name="T25">5<text:tab/>vl 1</text:span><text:span text:style-name="T14"><text:note text:id="ftn1" text:note-class="footnote"><text:note-citation>1</text:note-citation><text:note-body><text:p text:style-name="P26">Abbreviations: A, alto; B, bass;<text:span text:style-name="T124"> cor, horn; Ms, manuscript; o</text:span>rg, basses and organ; <text:span text:style-name="T124">r, rest;</text:span> T<text:span text:style-name="T125">, </text:span>tenor; <text:span text:style-name="T126">tr, trumpet; vl</text:span>, violin;<text:span text:style-name="T126"> vla, viola</text:span>.</text:p></text:note-body></text:note></text:span><text:span text:style-name="T25"><text:tab/>6th eighth in Ms: d″8<text:line-break/></text:span><text:span text:style-name="T23">11<text:tab/>org<text:tab/>3rd eighth in Ms: cis8<text:line-break/></text:span><text:span text:style-name="T24">20<text:tab/>org<text:tab/>3rd eighth in Ms: fis8</text:span><text:span text:style-name="T29"><text:line-break/></text:span><text:span text:style-name="T31">21<text:tab/>vl 2<text:tab/>3rd quarter in Ms: d′16–d′16–d′16–d′16<text:line-break/></text:span><text:span text:style-name="T30">28<text:tab/>cor 2<text:tab/>6th to 8th eighth in Ms: e′8–e′4<text:line-break/></text:span><text:span text:style-name="T29">30<text:tab/>vl 2<text:tab/>14th sixteenth in Ms: fis′16</text:span><text:span text:style-name="T24"><text:line-break/></text:span><text:span text:style-name="T17">32</text:span><text:span text:style-name="T13"><text:tab/></text:span><text:span text:style-name="T17">T 1</text:span><text:span text:style-name="T13"><text:tab/></text:span><text:span text:style-name="T17">2nd eighth in Ms: cis′8</text:span><text:span text:style-name="T18"><text:line-break/>36<text:tab/>T 2<text:tab/>4th eighth in Ms: b8</text:span><text:span text:style-name="T26"><text:line-break/>38<text:tab/>vl 1<text:tab/>1st quarter in Ms: a′16–gis′16–a′8</text:span><text:span text:style-name="T27"><text:line-break/>55<text:tab/>vl 1<text:tab/>2nd eighth in Ms: a′8</text:span><text:span text:style-name="T21"><text:line-break/>57<text:tab/>org<text:tab/>3rd eighth in Ms: fis8</text:span><text:span text:style-name="T22"><text:line-break/>62<text:tab/>B<text:tab/>2nd half of bar in Ms: a4.–ais8</text:span><text:span text:style-name="T19"><text:line-break/>69<text:tab/>T 2<text:tab/>3rd quarter in Ms: cis′4</text:span><text:span text:style-name="T20"><text:line-break/></text:span><text:span text:style-name="T28">76<text:tab/>vl 1<text:tab/>2nd half of bar in Ms: d′8–d″8–e′8–d″8<text:line-break/></text:span><text:span text:style-name="T20">76<text:tab/>T 2<text:tab/>1st quarter in Ms: a4</text:span><text:span text:style-name="T32"><text:line-break/><text:line-break/></text:span><text:span text:style-name="T36">85<text:tab/>org<text:tab/></text:span><text:span text:style-name="T38">3rd</text:span><text:span text:style-name="T36"> quarter in Ms: fis4<text:line-break/></text:span><text:span text:style-name="T37">107<text:tab/>vl 2<text:tab/>bar missing in Ms</text:span><text:span text:style-name="T38"><text:line-break/>119<text:tab/>vl 2<text:tab/>5th eighth in Ms: g″8</text:span><text:span text:style-name="T37"><text:line-break/></text:span><text:span text:style-name="T34">122<text:tab/>T 1<text:tab/>bar in Ms: f′4–f′4–f′4<text:line-break/></text:span><text:span text:style-name="T32">124<text:tab/>T 1<text:tab/>bar in Ms: c′2.</text:span><text:span text:style-name="T35"><text:line-break/>138<text:tab/>vl 1<text:tab/>5th eighth in Ms: f″8</text:span><text:span text:style-name="T39"><text:line-break/>161<text:tab/>vl 2<text:tab/>2nd quarter in Ms: g′8–a′8</text:span><text:span text:style-name="T33"><text:line-break/>173<text:tab/>T 1, 2<text:tab/>bar in Ms: g2.</text:span><text:span text:style-name="T40"><text:line-break/><text:line-break/>271<text:tab/>T 1<text:tab/>bar in Ms: g′2.–a′8–g′8</text:span><text:span text:style-name="T42"><text:line-break/>281f<text:tab/>T 2<text:tab/>bars in Ms: d2–d′2–d′1</text:span><text:span text:style-name="T41"><text:line-break/>286<text:tab/>vl 1<text:tab/>2nd quarter in Ms: b′4</text:span><text:span text:style-name="T43"><text:line-break/><text:line-break/><text:line-break/><text:line-break/></text:span><text:span text:style-name="T128">G L O R I A</text:span></text:p>
      <text:p text:style-name="P6"/>
      <text:p text:style-name="P11"><text:span text:style-name="T1">Bar<text:tab/>Staff<text:tab/>Note</text:span><text:span text:style-name="T10"><text:tab/></text:span><text:span text:style-name="T11"><text:line-break/></text:span><text:span text:style-name="T46">4<text:tab/>vl 1<text:tab/>1st eighth in Ms: d′8</text:span><text:span text:style-name="T47"><text:line-break/></text:span><text:span text:style-name="T48">11<text:tab/>vl 2<text:tab/>in Ms unison with vl 1<text:line-break/></text:span><text:span text:style-name="T47">19<text:tab/>vl 1<text:tab/>2nd eighth in Ms: fis″16–g″16</text:span><text:span text:style-name="T46"><text:line-break/></text:span><text:span text:style-name="T45">21f<text:tab/>B<text:tab/>bars in Ms: d′4.–d8–d4–B4.–B8–B4<text:line-break/></text:span><text:span text:style-name="T25">5</text:span><text:span text:style-name="T43">4<text:tab/>T 1<text:tab/>last quarter in Ms: b4</text:span><text:span text:style-name="T51"><text:line-break/>68<text:tab/>cor 2<text:tab/>bar in Ms: g′2–g′4</text:span><text:span text:style-name="T49"><text:line-break/>77<text:tab/>vl 2<text:tab/>1st eighth in Ms: fis″8</text:span><text:span text:style-name="T44"><text:line-break/>77<text:tab/>T 2<text:tab/>bar in Ms: a2–a4</text:span><text:span text:style-name="T50"><text:line-break/>87f<text:tab/>vl 2<text:tab/></text:span><text:span text:style-name="T48">in Ms unison with vl 1</text:span><text:span text:style-name="T52"><text:line-break/></text:span><text:span text:style-name="T54"><text:line-break/></text:span><text:span text:style-name="T53">108–220<text:tab/>org<text:tab/>In the Ms, bass figures only appear in bars 142, 158,</text:span><text:span text:style-name="T56"><text:line-break/><text:tab/><text:tab/></text:span><text:span text:style-name="T53">and 161. The remaining figures were added by the editor.</text:span><text:span text:style-name="T55"><text:line-break/></text:span><text:soft-page-break/><text:span text:style-name="T63">113<text:tab/>vl 2<text:tab/>2nd eighth in Ms: g′16–a′16</text:span><text:span text:style-name="T68"><text:line-break/>129<text:tab/>vl 1<text:tab/>1st quarter in Ms: g′8–b″16–g″16</text:span><text:span text:style-name="T63"><text:line-break/></text:span><text:span text:style-name="T57">142<text:tab/>vl 1<text:tab/>grace note missing in </text:span><text:span text:style-name="T58">M</text:span><text:span text:style-name="T57">s</text:span><text:span text:style-name="T59"><text:line-break/></text:span><text:span text:style-name="T57">14</text:span><text:span text:style-name="T59">4</text:span><text:span text:style-name="T57"><text:tab/>vl 1<text:tab/>grace note missing in </text:span><text:span text:style-name="T58">M</text:span><text:span text:style-name="T57">s<text:line-break/></text:span><text:span text:style-name="T55">143<text:tab/>T 1<text:tab/>last sixteenth in Ms: b16</text:span><text:span text:style-name="T64"><text:line-break/>148<text:tab/>vl 2<text:tab/>last eighth in Ms: d′8</text:span><text:span text:style-name="T53"><text:line-break/></text:span><text:span text:style-name="T60">155<text:tab/>vl 1<text:tab/>1st eighth in Ms: g′8</text:span><text:span text:style-name="T61"><text:line-break/></text:span><text:span text:style-name="T57">1</text:span><text:span text:style-name="T61">56</text:span><text:span text:style-name="T57"><text:tab/>vl 1<text:tab/>grace note missing in </text:span><text:span text:style-name="T58">M</text:span><text:span text:style-name="T57">s</text:span><text:span text:style-name="T65"><text:line-break/>178<text:tab/>vl 2<text:tab/>1st eighth in Ms: d′</text:span><text:span text:style-name="T66">8</text:span><text:span text:style-name="T60"><text:line-break/></text:span><text:span text:style-name="T52">181<text:tab/>org<text:tab/>1st eighth in Ms: d′8</text:span><text:span text:style-name="T62"><text:line-break/>204<text:tab/>vl 1<text:tab/>1st eighth in Ms: g′8</text:span><text:span text:style-name="T69"><text:line-break/>215<text:tab/>vl 2<text:tab/>1st quarter in Ms: g′8–d″16–b′16</text:span><text:span text:style-name="T67"><text:line-break/>216<text:tab/>vl 2<text:tab/>bar in Ms: a′4.–a′16–fis′16</text:span><text:span text:style-name="T70"><text:line-break/><text:line-break/></text:span><text:span text:style-name="T77">238<text:tab/>vl 2<text:tab/>1st half of bar in Ms: a″4–a″4<text:line-break/></text:span><text:span text:style-name="T70">248<text:tab/>org<text:tab/>bar in Ms: g2.–g4</text:span><text:span text:style-name="T71"><text:line-break/></text:span><text:span text:style-name="T73">254<text:tab/>B<text:tab/>1st note in Ms: f2.</text:span><text:span text:style-name="T74"><text:line-break/>281<text:tab/>B<text:tab/>2nd half note in M</text:span><text:span text:style-name="T75">s</text:span><text:span text:style-name="T74">: g2</text:span><text:span text:style-name="T73"><text:line-break/></text:span><text:span text:style-name="T71">283<text:tab/></text:span><text:span text:style-name="T76">B, </text:span><text:span text:style-name="T71">org<text:tab/>last quarter in Ms: d4</text:span><text:span text:style-name="T72"><text:line-break/>287<text:tab/>org<text:tab/>bar in Ms: c2–A2</text:span><text:span text:style-name="T78"><text:line-break/><text:line-break/>304–477<text:tab/>org<text:tab/>In the Ms, bass figures only appear in bars 304–314,<text:line-break/><text:tab/><text:tab/>326–334, 339, 349, 382f, 426, and 430f. The remaining<text:line-break/><text:tab/><text:tab/>figures were added by the editor.</text:span><text:span text:style-name="T79"><text:line-break/>363<text:tab/>T<text:tab/>1st quarter in Ms: d′8–b16–g16</text:span><text:span text:style-name="T83"><text:line-break/>376<text:tab/>vl 2<text:tab/>1st quarter in Ms: f′8–e′8</text:span><text:span text:style-name="T80"><text:line-break/></text:span><text:span text:style-name="T82">396<text:tab/>vl 1<text:tab/>1st eighth in Ms: d″8</text:span><text:span text:style-name="T84"><text:line-break/>412<text:tab/>org<text:tab/>bar in Ms: c2–r4</text:span><text:span text:style-name="T82"><text:line-break/></text:span><text:span text:style-name="T80">430<text:tab/>B<text:tab/>bar in Ms: bes4–g4–g4</text:span><text:span text:style-name="T81"><text:line-break/>448<text:tab/>B<text:tab/>2nd/3rd quarter in Ms: e2</text:span><text:span text:style-name="T12"><text:line-break/></text:span><text:span text:style-name="T15"><text:line-break/></text:span><text:span text:style-name="T85">494<text:tab/>vl 1<text:tab/>last eighth in Ms: c‴16–c‴16</text:span><text:span text:style-name="T86"><text:line-break/>507<text:tab/>vl 2<text:tab/>2nd half of bar in Ms: es′2</text:span><text:span text:style-name="T87"><text:line-break/><text:line-break/><text:line-break/><text:line-break/>540–641<text:tab/>org<text:tab/> </text:span><text:span text:style-name="T78">In the Ms, bass figures only appear in bars</text:span><text:span text:style-name="T87"> 568–578,<text:line-break/><text:tab/><text:tab/>584–588, 599–606, and 619f. </text:span><text:span text:style-name="T78">The remaining</text:span><text:span text:style-name="T87"> </text:span><text:span text:style-name="T78">figures</text:span><text:span text:style-name="T87"><text:line-break/><text:tab/><text:tab/></text:span><text:span text:style-name="T78">were added by the editor.</text:span><text:span text:style-name="T89"><text:line-break/></text:span><text:span text:style-name="T92">545<text:tab/>vl 2<text:tab/>1st quarter in Ms: d″16–d″16–a′16–a′16</text:span><text:span text:style-name="T93"><text:line-break/>560<text:tab/>org<text:tab/>4th eighth in Ms: g8</text:span><text:span text:style-name="T94"><text:line-break/>590<text:tab/>cor 2<text:tab/>2nd half of bar in Ms: g′8–g′8–g′4</text:span><text:span text:style-name="T92"><text:line-break/></text:span><text:span text:style-name="T89">594<text:tab/>vl 1, 2<text:tab/>1st quarter in Ms: a′16–a″16–a′8</text:span><text:span text:style-name="T88"><text:line-break/>596<text:tab/>B<text:tab/>last quarter in Ms: a4</text:span><text:span text:style-name="T90"><text:line-break/>609<text:tab/>vl 1<text:tab/>10th sixteenth in Ms: e′16</text:span><text:span text:style-name="T91"><text:line-break/>627<text:tab/>vl 2<text:tab/>11th sixteenth in Ms: fis″16</text:span><text:span text:style-name="T95"><text:line-break/>635<text:tab/>cor 2<text:tab/>2nd quarter in Ms: </text:span><text:span text:style-name="T96">c</text:span><text:span text:style-name="T95">″4</text:span><text:span text:style-name="T97"><text:line-break/><text:line-break/>647<text:tab/>T 1<text:tab/>last quarter in Ms: cis′4</text:span><text:span text:style-name="T101"><text:line-break/></text:span><text:span text:style-name="T97">647<text:tab/>T </text:span><text:span text:style-name="T101">2</text:span><text:span text:style-name="T97"><text:tab/>last quarter in Ms: </text:span><text:span text:style-name="T101">a</text:span><text:span text:style-name="T97">4</text:span><text:span text:style-name="T102"><text:line-break/>649<text:tab/>vl 2<text:tab/>1st half of bar in Ms: fis′4.–d′8</text:span><text:span text:style-name="T98"><text:line-break/>657<text:tab/>T 2<text:tab/>2nd half of bar in Ms: cis′2</text:span><text:span text:style-name="T99"><text:line-break/>669<text:tab/>T1<text:tab/> </text:span><text:span text:style-name="T98">2nd half of bar in Ms: </text:span><text:span text:style-name="T99">e</text:span><text:span text:style-name="T98">′2</text:span><text:span text:style-name="T100"><text:line-break/>689<text:tab/>T 2<text:tab/>1st quarter in Ms: fis4</text:span><text:span text:style-name="T103"><text:line-break/><text:line-break/><text:line-break/><text:line-break/></text:span><text:span text:style-name="T129">c r e d o</text:span></text:p>
      <text:p text:style-name="P7"/>
      <text:p text:style-name="P30"><text:span text:style-name="T6">Bar<text:tab/>Staff<text:tab/>Note</text:span><text:span text:style-name="T10"><text:tab/></text:span><text:span text:style-name="T11"><text:line-break/></text:span><text:span text:style-name="T105">5<text:tab/>vl 2<text:tab/>3rd sixteenth in Ms: e″16<text:line-break/></text:span><text:span text:style-name="T103">6</text:span><text:span text:style-name="T46"><text:tab/></text:span><text:span text:style-name="T103">T</text:span><text:span text:style-name="T46"> 1<text:tab/></text:span><text:span text:style-name="T103">last eighth in Ms: e″8</text:span><text:span text:style-name="T109"><text:line-break/>10<text:tab/>cor 1, 2<text:tab/>bar missing in Ms</text:span><text:span text:style-name="T106"><text:line-break/>11<text:tab/>vl 2<text:tab/>2nd quarter in Ms: g′4</text:span><text:span text:style-name="T104"><text:line-break/>48<text:tab/>vl 1<text:tab/>5th sixteenth in Ms: cis″16</text:span><text:span text:style-name="T107"><text:line-break/>48<text:tab/>vl 2<text:tab/>3rd eighth in Ms: a′8</text:span><text:span text:style-name="T108"><text:line-break/>95<text:tab/>vl 2<text:tab/>1st quarter in Ms: fis′4</text:span><text:span text:style-name="T110"><text:line-break/><text:line-break/>101</text:span><text:span text:style-name="T87">–</text:span><text:span text:style-name="T110">178</text:span><text:span text:style-name="T87"><text:tab/>org<text:tab/> </text:span><text:span text:style-name="T78">In the Ms, bass figures only appear in bars</text:span><text:span text:style-name="T87"> </text:span><text:span text:style-name="T110">102 to 106,<text:line-break/><text:tab/><text:tab/>136, 140, and 161f</text:span><text:span text:style-name="T87">. </text:span><text:span text:style-name="T78">The remaining</text:span><text:span text:style-name="T87"> </text:span><text:span text:style-name="T78">figures</text:span><text:span text:style-name="T110"> </text:span><text:span text:style-name="T78">were added</text:span><text:span text:style-name="T110"><text:line-break/><text:tab/><text:tab/></text:span><text:span text:style-name="T78">by the editor.</text:span><text:span text:style-name="T111"><text:line-break/>113<text:tab/>vl 1<text:tab/>1st quarter in Ms: c″8–b′16–c″16</text:span></text:p>
      <text:p text:style-name="P20"><text:soft-page-break/><text:line-break/><text:line-break/><text:line-break/><text:line-break/><text:line-break/><text:line-break/></text:p>
      <text:p text:style-name="P2">This edition has been compiled and checked with utmost diligence. Nevertheless, errors and mistakes cannot be totally excluded. Please report any errors and mistakes to <text:span text:style-name="T118">wolfgang</text:span> (at) <text:span text:style-name="T117">esser-skala</text:span>.at<text:span text:style-name="T118"> or create an issue or pull request on the edition’s GitHub page (https://github.com/skafdasschaf/ gassmann-missa-in-D)</text:span>. Your help will be greatly appreciated.</text:p>
      <text:p text:style-name="P12"/>
      <text:p text:style-name="P12"/>
      <text:p text:style-name="P12"><text:span text:style-name="T9">Salzburg, </text:span><text:span text:style-name="T16">April 2019</text:span><text:line-break/>Wolfgang <text:span text:style-name="T122">Esser-</text:span>Skala</text:p>
      <text:p text:style-name="P28"/>
      <text:p text:style-name="P25"><text:span text:style-name="T120"><text:line-break/></text:span>C O N T E N T S</text:p>
      <text:p text:style-name="P18"/>
      <text:p text:style-name="P17"/>
      <text:p text:style-name="P19"><text:span text:style-name="T3">Kyrie</text:span><text:span text:style-name="T123"><text:line-break/><text:tab/>1.1<text:tab/>Kyrie<text:tab/>3<text:line-break/><text:tab/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6-28T22:16:07.429274503</dc:date>
    <dc:creator>Wolfgang Skala</dc:creator>
    <meta:editing-duration>P12DT12H35M4S</meta:editing-duration>
    <meta:editing-cycles>1157</meta:editing-cycles>
    <meta:generator>LibreOffice/4.2.8.2$Linux_X86_64 LibreOffice_project/420m0$Build-2</meta:generator>
    <meta:document-statistic meta:table-count="0" meta:image-count="1" meta:object-count="0" meta:page-count="7" meta:paragraph-count="18" meta:word-count="1101" meta:character-count="5220" meta:non-whitespace-character-count="4137"/>
  </office:meta>
</office:document-meta>
</file>